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6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//--------------- GET GAME DATA ----------------</text:p>
          </table:table-cell>
          <table:table-cell office:value-type="string" calcext:value-type="string">
            <text:p>FLAG VALU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val = <text:span text:style-name="T1">getGameValue</text:span>(int p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updateGameValue</text:span>(int pos,int new_value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uct CARD *card = <text:span text:style-name="T1">getCardPointer</text:span>(int pos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turns = <text:span text:style-name="T1">isStunne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turns = <text:span text:style-name="T1">isSilenced</text:span>(struct CARD *card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applyStun</text:span>(bool mestre,void **vetor,struct CARD *card,int tur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applySilence</text:span>(bool mestre,void **vetor,struct CARD *card,int tur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applyGlobalSilence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applyGlobalStun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addExtraMobAttack</text:span>(struct CARD *card,struct CARD *src,int qty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increaseNextAttackDamage</text:span>(bool mestre,void **vetor,int bonu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increaseDamageMultiplierByPercent</text:span>(struct CARD *card,int incPercen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editCardCounter</text:span>(struct CARD *card,ZTCG_STRING card_id,int local,short int val,short int sig,ZTCG_STRING fid)</text:p>
          </table:table-cell>
          <table:table-cell office:value-type="string" calcext:value-type="string">
            <text:p>card_id : ZTCG_CARDID</text:p>
          </table:table-cell>
          <table:table-cell office:value-type="string" calcext:value-type="string">
            <text:p>fid : ZTCG_POINTCUT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rt int val, short int sig = <text:span text:style-name="T1">getCardCounter</text:span>(struct CARD *card,ZTCG_STRING card_id,int local)</text:p>
          </table:table-cell>
          <table:table-cell office:value-type="string" calcext:value-type="string">
            <text:p>card_id : ZTCG_CARD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displayCardCounter</text:span>(struct CARD *card,ZTCG_STRING card_id,int local,int tam,ZTCG_STRING cor)</text:p>
          </table:table-cell>
          <table:table-cell office:value-type="string" calcext:value-type="string">
            <text:p>card_id : ZTCG_CARDID</text:p>
          </table:table-cell>
          <table:table-cell office:value-type="string" calcext:value-type="string">
            <text:p>color : ZTCG_COLORI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utCardUnder</text:span>(struct CARD *card,struct Deck *new_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ret = <text:span text:style-name="T1">takeCardUnder</text:span>(struct CARD *card,struct Deck *targe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returnCardsUnderToDeck</text:span>(bool mestre,void **vetor,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ret = <text:span text:style-name="T1">removeCardsUnder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ret = <text:span text:style-name="T1">getCardUnder</text:span>(struct CARD *card,int slo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--- GET CARD DATA 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level = <text:span text:style-name="T1">getBaseLevel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basehp = <text:span text:style-name="T1">getBaseHp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maxhp = <text:span text:style-name="T1">getMaxHp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hp = <text:span text:style-name="T1">getHp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att = <text:span text:style-name="T1">getBaseAttack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rarity = <text:span text:style-name="T1">getRarity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TCG_STRING name = <text:span text:style-name="T1">getName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type = <text:span text:style-name="T1">getType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element = <text:span text:style-name="T1">getElement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cardid = <text:span text:style-name="T1">getCardIdFromCARD</text:span>(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TCG_STRING info = <text:span text:style-name="T1">getCardInfoFromCARD</text:span>(struct CARD *card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---- GET DECK DATA 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uct Deck *card_list, int qty = <text:span text:style-name="T1">getDataFromDeck</text:span>(struct Lista *deck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--- GET PLAYER DATA 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uct CARD *target = <text:span text:style-name="T1">getSourceCARD</text:span>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CARD *card = <text:span text:style-name="T1">getOnBoardCARD</text:span>(bool mestre,void **vetor,ZTCG_STRING slot)</text:p>
          </table:table-cell>
          <table:table-cell office:value-type="string" calcext:value-type="string">
            <text:p>slot : ZTCG_TABLESLOT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uct CARD *board_card = <text:span text:style-name="T1">getCARD</text:span>(struct Deck *dec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Card *card = <text:span text:style-name="T1">getCard</text:span>(struct CARD *board_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is_null = <text:span text:style-name="T1">isNullCARD</text:span>(struct CARD *card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slot = <text:span text:style-name="T1">getSlotFromAttackerCARD</text:span>(bool mestre,void **vetor,struct CARD *attacke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Lista *card_list = <text:span text:style-name="T1">getPlayerDeck</text:span>(bool mestre,void **vetor,ZTCG_STRING slot)</text:p>
          </table:table-cell>
          <table:table-cell office:value-type="string" calcext:value-type="string">
            <text:p>slot : ZTCG_DECKTYP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ol match = <text:span text:style-name="T1">matchRequirements</text:span>(bool mestre,void **vetor,int level,short int qty,ZTCG_FLAG elements)</text:p>
          </table:table-cell>
          <table:table-cell office:value-type="string" calcext:value-type="string">
            <text:p>elements : ZTCG_EL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attr1, ..., int attrN = <text:span text:style-name="T1">getPlayerAttributes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levelUp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sendPlayerAway</text:span>(bool mestre,void **vetor,ZTCG_STRING send_self,int turns)</text:p>
          </table:table-cell>
          <table:table-cell office:value-type="string" calcext:value-type="string">
            <text:p>send_self : ZTCG_PLAYER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preventDamage</text:span>(bool mestre,void **jogador,ZTCG_STRING type,int qty)</text:p>
          </table:table-cell>
          <table:table-cell office:value-type="string" calcext:value-type="string">
            <text:p>type : ZTCG_PREVENTTYP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-- GAME MECHANICS 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recoverCard</text:span>(bool mestre,void **vetor,ZTCG_STRING recover_type,ZTCG_STRING mode,int level)</text:p>
          </table:table-cell>
          <table:table-cell office:value-type="string" calcext:value-type="string">
            <text:p>recover_type : ZTCG_RECOVERTYPE</text:p>
          </table:table-cell>
          <table:table-cell office:value-type="string" calcext:value-type="string">
            <text:p>mode : ZTCG_COMPAR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recoverTopCard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revealCard</text:span>(bool mestre,void **vetor,string msg,struct CARD *c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iscardCard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discarded = <text:span text:style-name="T1">discardRandomCard</text:span>(bool mestre,void **vetor,struct Deck *dec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iscardRandomHandCard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peekNextCard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mobs = <text:span text:style-name="T1">getMobsOnTable</text:span>(bool mestre,void **vetor,ZTCG_STRING mode)</text:p>
          </table:table-cell>
          <table:table-cell office:value-type="string" calcext:value-type="string">
            <text:p>mode : ZTCG_PLAYER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eqps = <text:span text:style-name="T1">getEquipsOnTable</text:span>(bool mestre,void **vetor,ZTCG_STRING mode)</text:p>
          </table:table-cell>
          <table:table-cell office:value-type="string" calcext:value-type="string">
            <text:p>mode : ZTCG_PLAYER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qty = <text:span text:style-name="T1">getCardIdOnPlayerTable</text:span>(bool mestre,void **vetor,ZTCG_STRING card_id)</text:p>
          </table:table-cell>
          <table:table-cell office:value-type="string" calcext:value-type="string">
            <text:p>card_id : ZTCG_CARD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fld = <text:span text:style-name="T1">isFieldOnPlayerTable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has_boss = <text:span text:style-name="T1">isBossOnPlayerTable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s = <text:span text:style-name="T1">throwCoin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scoutMob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used, struct CARD *alvo = <text:span text:style-name="T1">attack</text:span>(bool mestre,void **vetor,struct CARD *attacker,int damage,ZTCG_STRING restr,ZTCG_STRING atk_src,ZTCG_STRING fixed_target,ZTCG_STRING prevent,ZTCG_STRING counter)</text:p>
          </table:table-cell>
          <table:table-cell office:value-type="string" calcext:value-type="string">
            <text:p>restr : ZTCG_ATKRES</text:p>
          </table:table-cell>
          <table:table-cell office:value-type="string" calcext:value-type="string">
            <text:p>atk_src : ZTCG_ATKSRC</text:p>
          </table:table-cell>
          <table:table-cell office:value-type="string" calcext:value-type="string">
            <text:p>fixed_target : ZTCG_FIXEDTARGET</text:p>
          </table:table-cell>
          <table:table-cell office:value-type="string" calcext:value-type="string">
            <text:p>prevent : ZTCG_PREVENT</text:p>
          </table:table-cell>
          <table:table-cell office:value-type="string" calcext:value-type="string">
            <text:p>counter : ZTCG_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 used, struct CARD *alvo = <text:span text:style-name="T1">attackGlobal</text:span>(ZTCG_FLAG flag,bool mestre,void **vetor,struct CARD *attacker,int damage,ZTCG_STRING atk_str,ZTCG_STRING fixed_target,ZTCG_STRING prevent,ZTCG_STRING counter,ZTCG_STRING use_filter,short min_atrib,int min_lv,int max_lv,ZTCG_FLAG type,ZTCG_FLAG element,string substring)</text:p>
          </table:table-cell>
          <table:table-cell office:value-type="string" calcext:value-type="string">
            <text:p>flag : ZTCG_GLOBALMODE</text:p>
          </table:table-cell>
          <table:table-cell office:value-type="string" calcext:value-type="string">
            <text:p>atk_src : ZTCG_ATKSRC</text:p>
          </table:table-cell>
          <table:table-cell office:value-type="string" calcext:value-type="string">
            <text:p>fixed_target : ZTCG_FIXEDTARGET</text:p>
          </table:table-cell>
          <table:table-cell office:value-type="string" calcext:value-type="string">
            <text:p>prevent : ZTCG_PREVENT</text:p>
          </table:table-cell>
          <table:table-cell office:value-type="string" calcext:value-type="string">
            <text:p>counter : ZTCG_COUNTER</text:p>
          </table:table-cell>
          <table:table-cell office:value-type="string" calcext:value-type="string">
            <text:p>use_filter : ZTCG_FILTER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</table:table-row>
        <table:table-row table:style-name="ro1">
          <table:table-cell office:value-type="string" calcext:value-type="string">
            <text:p>bool ret = <text:span text:style-name="T1">makePrompt</text:span>(bool mestre,void **vetor,string text,string subtxt, void *const1,void *const2,string opt1,string opt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card_list, bool not_empty = <text:span text:style-name="T1">makeFilteredList</text:span>(bool mestre,void **vetor,struct Deck *list,short int min_atrib,int min_lv,int max_lv,ZTCG_FLAG type,ZTCG_FLAG element,string substring)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 Deck *card_list, bool not_empty = <text:span text:style-name="T1">makeFilteredTableList</text:span>(bool mestre,void **vetor,short int min_atrib,int min_lv,int max_lv,ZTCG_FLAG type,ZTCG_FLAG element,string substring)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 list_length = <text:span text:style-name="T1">getListLength</text:span>(struct Deck *card_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list1 = <text:span text:style-name="T1">appendLists</text:span>(struct Deck *list1,struct Deck *list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troySelf</text:span>(struct CARD *card,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empty_list = <text:span text:style-name="T1">isEmptyList</text:span>(struct Deck *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troyList</text:span>(struct Deck *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ret = <text:span text:style-name="T1">menuCards</text:span>(bool mestre,void **vetor,struct Deck *menu,string msg,ZTCG_STRING allow_peek)</text:p>
          </table:table-cell>
          <table:table-cell office:value-type="string" calcext:value-type="string">
            <text:p>allow_peek : ZTCG_P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pickCardOrder</text:span>(bool mestre,void **vetor,struct Deck *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refreshBoard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cards_taken = <text:span text:style-name="T1">takeCardsFromDeck</text:span>(struct Lista *deck_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Deck *out_list = <text:span text:style-name="T1">takeTargetCardFromListToDeck</text:span>(struct Lista *deck_list,struct Deck *out_list,struct Deck *card_to_take,ZTCG_STRING orient)</text:p>
          </table:table-cell>
          <table:table-cell office:value-type="string" calcext:value-type="string">
            <text:p>orient : ZTCG_DECKOR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uct Deck *from = <text:span text:style-name="T1">moveCardsFromListToDeck</text:span>(struct Deck *from,struct Lista *to_deck,ZTCG_STRING take,ZTCG_STRING put,int val)</text:p>
          </table:table-cell>
          <table:table-cell office:value-type="string" calcext:value-type="string">
            <text:p>take : ZTCG_DECKMOVE</text:p>
          </table:table-cell>
          <table:table-cell office:value-type="string" calcext:value-type="string">
            <text:p>put : ZTCG_DECKMO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moveCards</text:span>(struct Lista *from_deck,struct Lista *to_deck,ZTCG_STRING take,ZTCG_STRING put,int val)</text:p>
          </table:table-cell>
          <table:table-cell office:value-type="string" calcext:value-type="string">
            <text:p>take : ZTCG_DECKMOVE</text:p>
          </table:table-cell>
          <table:table-cell office:value-type="string" calcext:value-type="string">
            <text:p>put : ZTCG_DECKMO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l not_null, struct Deck *from = <text:span text:style-name="T1">takeTargetCardFromList</text:span>(struct Deck *card,struct Deck *f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not_null = <text:span text:style-name="T1">takeTargetCardFromDeck</text:span>(struct Deck *card,struct Lista *from_dec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shuffleDeck</text:span>(struct Lista *dec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t = <text:span text:style-name="T1">summon</text:span>(bool mestre,void **vetor,ZTCG_STRING summon_mode,int level)</text:p>
          </table:table-cell>
          <table:table-cell office:value-type="string" calcext:value-type="string">
            <text:p>summon_mode : ZTCG_SUMMON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l ret = <text:span text:style-name="T1">equip</text:span>(bool mestre,void **vetor,ZTCG_STRING equip_mode,int level)</text:p>
          </table:table-cell>
          <table:table-cell office:value-type="string" calcext:value-type="string">
            <text:p>equip_mode : ZTCG_EQUIP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l ret = <text:span text:style-name="T1">action</text:span>(bool mestre,void **vetor,struct CARD *use_this_card,int leve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t = <text:span text:style-name="T1">locate</text:span>(bool mestre,void **vetor,ZTCG_STRING locate_mode)</text:p>
          </table:table-cell>
          <table:table-cell office:value-type="string" calcext:value-type="string">
            <text:p>equip_mode : ZTCG_LOCATE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newBuff</text:span>(struct CARD *card,struct CARD *source,int atk,int hp,int def,short tur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updateBuff</text:span>(struct CARD *card,struct CARD *source,int incAtk,int incHp,int incDe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removeBuff</text:span>(struct CARD *card,struct CARD *source,int atk,int hp,int def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ol ret = <text:span text:style-name="T1">hasCardOnList</text:span>(ZTCG_STRING card_id,struct Lista *deck_list)</text:p>
          </table:table-cell>
          <table:table-cell office:value-type="string" calcext:value-type="string">
            <text:p>card_id : ZTCG_CARD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ret = <text:span text:style-name="T1">nextFreeMobSlot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ret = <text:span text:style-name="T1">nextFreeEquipSlot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editCardHP</text:span>(struct CARD *card,int newHP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t = <text:span text:style-name="T1">increaseMaxHP</text:span>(struct CARD *card,int incHP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t = <text:span text:style-name="T1">refreshHP</text:span>(bool mestre,void **vetor,struct CARD *card,int incHP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l ret = <text:span text:style-name="T1">mobReaver</text:span>(bool mestre,void **vetor,struct CARD *attacker,ZTCG_STRING mode)</text:p>
          </table:table-cell>
          <table:table-cell office:value-type="string" calcext:value-type="string">
            <text:p>mode : ZTCG_PLAYER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l ret = <text:span text:style-name="T1">equipReaver</text:span>(bool mestre,void **vetor,struct CARD *attacker,ZTCG_STRING mode)</text:p>
          </table:table-cell>
          <table:table-cell office:value-type="string" calcext:value-type="string">
            <text:p>mode : ZTCG_PLAYER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l ret = <text:span text:style-name="T1">hasBoss</text:span>(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Coordenadas *coord_list = <text:span text:style-name="T1">getTableCardCoordinates</text:span>(short int min_atrib,int min_lv,int max_lv,ZTCG_FLAG type,ZTCG_FLAG element,string substring,bool mestre,void **vetor)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destroyTableCardCoordinatesList</text:span>(struct Coordenadas *coord_lis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ct CARD *card = <text:span text:style-name="T1">selectGameTableCardFromCoordinatesList</text:span>(string msg,struct Coordenadas *coord_list,bool mestre,void **veto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applyTargetBonus</text:span>(bool mestre,void **vetor,struct CARD *card,struct CARD *src,int atk,int hp,int def,short min_atrib,int min_lv,int max_lv,ZTCG_FLAG type,ZTCG_FLAG element,string substring)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removeTargetBonus</text:span>(bool mestre,void **vetor,struct CARD *card,struct CARD *src,int atk,int hp,int def,short min_atrib,int min_lv,int max_lv,ZTCG_FLAG type,ZTCG_FLAG element,string substring)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pplyAuraBonus</text:span>(bool mestre,void **vetor,ZTCG_STRING mode,struct CARD *src,int atk,int hp,int def,short min_atrib,int min_lv,int max_lv,ZTCG_FLAG type,ZTCG_FLAG element,string substring)</text:p>
          </table:table-cell>
          <table:table-cell office:value-type="string" calcext:value-type="string">
            <text:p>mode : ZTCG_AURAMODE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removeAuraBonus</text:span>(bool mestre,void **vetor,ZTCG_STRING mode,struct CARD *src,int atk,int hp,int def,short min_atrib,int min_lv,int max_lv,ZTCG_FLAG type,ZTCG_FLAG element,string substring)</text:p>
          </table:table-cell>
          <table:table-cell office:value-type="string" calcext:value-type="string">
            <text:p>mode : ZTCG_AURAMODE</text:p>
          </table:table-cell>
          <table:table-cell office:value-type="string" calcext:value-type="string">
            <text:p>type: ZTCG_TYPE</text:p>
          </table:table-cell>
          <table:table-cell office:value-type="string" calcext:value-type="string">
            <text:p>element: ZTCG_E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l res = <text:span text:style-name="T1">playerHasCardId</text:span>(bool mestre,void **vetor,ZTCG_STRING card_id)</text:p>
          </table:table-cell>
          <table:table-cell office:value-type="string" calcext:value-type="string">
            <text:p>card_id : ZTCG_CARD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res = <text:span text:style-name="T1">playerCountCardId</text:span>(bool mestre,void **vetor,ZTCG_STRING card_id)</text:p>
          </table:table-cell>
          <table:table-cell office:value-type="string" calcext:value-type="string">
            <text:p>card_id : ZTCG_CARD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l res = <text:span text:style-name="T1">applyCharacterAction</text:span>(bool mestre,void **vetor,struct CARD *card,ZTCG_STRING call_id)</text:p>
          </table:table-cell>
          <table:table-cell office:value-type="string" calcext:value-type="string">
            <text:p>call_id : ZTCG_CAL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 Math functions ---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_max = <text:span text:style-name="T1">getRoundedMax</text:span>(int val1,int val2,int val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_mid = <text:span text:style-name="T1">getRoundedMid</text:span>(int val1,int val2,int val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_res = <text:span text:style-name="T1">getRoundedUp</text:span>(int va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_res = <text:span text:style-name="T1">getRoundedNearest</text:span>(int val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_res = <text:span text:style-name="T1">getMinimum</text:span>(int val1,int val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 _res = <text:span text:style-name="T1">getMaximum</text:span>(int val1,int val2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//------------------------------------------------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8:51:15.1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6:59:53.892000000</meta:creation-date>
    <dc:date>2016-07-02T09:03:57.233000000</dc:date>
    <meta:editing-duration>PT3H19M48S</meta:editing-duration>
    <meta:editing-cycles>19</meta:editing-cycles>
    <meta:generator>LibreOffice/4.3.7.2$Windows_x86 LibreOffice_project/8a35821d8636a03b8bf4e15b48f59794652c68ba</meta:generator>
    <meta:document-statistic meta:table-count="1" meta:cell-count="177" meta:object-count="0"/>
  </office:meta>
</office:document-meta>
</file>